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3" style:family="table-column">
      <style:table-column-properties fo:break-before="auto" style:column-width="1.2583in"/>
    </style:style>
    <style:style style:name="co14"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5" style:family="table-column">
      <style:table-column-properties fo:break-before="auto" style:column-width="2.6217in"/>
    </style:style>
    <style:style style:name="co16"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7" style:family="table-row">
      <style:table-row-properties style:row-height="0.1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1.6783in" fo:break-before="auto" style:use-optimal-row-height="true"/>
    </style:style>
    <style:style style:name="ro25" style:family="table-row">
      <style:table-row-properties style:row-height="2.8398in" fo:break-before="auto" style:use-optimal-row-height="true"/>
    </style:style>
    <style:style style:name="ro26" style:family="table-row">
      <style:table-row-properties style:row-height="1.7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1">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6">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6">
          <table:table-cell office:value-type="string">
            <text:p>Paleo For Beginners</text:p>
          </table:table-cell>
          <table:table-cell/>
          <table:table-cell office:value-type="string">
            <text:p>Work It Out</text:p>
          </table:table-cell>
          <table:table-cell table:number-columns-repeated="4"/>
        </table:table-row>
        <table:table-row table:style-name="ro6">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6">
          <table:table-cell office:value-type="string">
            <text:p>The Big 15 Ketogenic Diet Cookbook </text:p>
          </table:table-cell>
          <table:table-cell/>
          <table:table-cell office:value-type="string">
            <text:p>Work It Out</text:p>
          </table:table-cell>
          <table:table-cell table:number-columns-repeated="4"/>
        </table:table-row>
        <table:table-row table:style-name="ro6">
          <table:table-cell office:value-type="string">
            <text:p>The Big 15 Paleo Cookbook</text:p>
          </table:table-cell>
          <table:table-cell/>
          <table:table-cell office:value-type="string">
            <text:p>Work It Out</text:p>
          </table:table-cell>
          <table:table-cell table:number-columns-repeated="4"/>
        </table:table-row>
        <table:table-row table:style-name="ro6">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6">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6">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table-cell office:value-type="string">
            <text:p>Prototype to Product</text:p>
          </table:table-cell>
          <table:table-cell office:value-type="string">
            <text:p>Alan Cohen</text:p>
          </table:table-cell>
          <table:table-cell table:number-columns-repeated="5"/>
        </table:table-row>
        <table:table-row table:style-name="ro6">
          <table:table-cell office:value-type="string">
            <text:p>Designing with Sound</text:p>
          </table:table-cell>
          <table:table-cell office:value-type="string">
            <text:p>Amber Case</text:p>
          </table:table-cell>
          <table:table-cell table:number-columns-repeated="5"/>
        </table:table-row>
        <table:table-row table:style-name="ro17">
          <table:table-cell office:value-type="string">
            <text:p>Designing Products People Love</text:p>
          </table:table-cell>
          <table:table-cell office:value-type="string">
            <text:p>Scott Hurff</text:p>
          </table:table-cell>
          <table:table-cell table:number-columns-repeated="5"/>
        </table:table-row>
        <table:table-row table:style-name="ro6">
          <table:table-cell office:value-type="string">
            <text:p>Understanding Industrial Design</text:p>
          </table:table-cell>
          <table:table-cell office:value-type="string">
            <text:p>Simon King</text:p>
          </table:table-cell>
          <table:table-cell table:number-columns-repeated="5"/>
        </table:table-row>
        <table:table-row table:style-name="ro17">
          <table:table-cell office:value-type="string">
            <text:p>Articulating Design Decisions</text:p>
          </table:table-cell>
          <table:table-cell office:value-type="string">
            <text:p>Tom Greever</text:p>
          </table:table-cell>
          <table:table-cell table:number-columns-repeated="5"/>
        </table:table-row>
        <table:table-row table:style-name="ro17">
          <table:table-cell office:value-type="string">
            <text:p>Tragic Design</text:p>
          </table:table-cell>
          <table:table-cell office:value-type="string">
            <text:p>Johnathan Shariat</text:p>
          </table:table-cell>
          <table:table-cell table:number-columns-repeated="5"/>
        </table:table-row>
        <table:table-row table:style-name="ro6">
          <table:table-cell office:value-type="string">
            <text:p>Designing Across Senses</text:p>
          </table:table-cell>
          <table:table-cell office:value-type="string">
            <text:p>Christine W. Park</text:p>
          </table:table-cell>
          <table:table-cell table:number-columns-repeated="5"/>
        </table:table-row>
        <table:table-row table:style-name="ro6">
          <table:table-cell office:value-type="string">
            <text:p>Building Products for the Enterprise</text:p>
          </table:table-cell>
          <table:table-cell office:value-type="string">
            <text:p>Blair Reeves</text:p>
          </table:table-cell>
          <table:table-cell table:number-columns-repeated="5"/>
        </table:table-row>
        <table:table-row table:style-name="ro6">
          <table:table-cell office:value-type="string">
            <text:p>Design Sprint</text:p>
          </table:table-cell>
          <table:table-cell table:number-columns-repeated="6"/>
        </table:table-row>
        <table:table-row table:style-name="ro17">
          <table:table-cell office:value-type="string">
            <text:p>Emotionally Intelligent Design</text:p>
          </table:table-cell>
          <table:table-cell office:value-type="string">
            <text:p>Pamela Pavliscak</text:p>
          </table:table-cell>
          <table:table-cell table:number-columns-repeated="5"/>
        </table:table-row>
        <table:table-row table:style-name="ro17">
          <table:table-cell office:value-type="string">
            <text:p>Product Management in Practice</text:p>
          </table:table-cell>
          <table:table-cell office:value-type="string">
            <text:p>Matt Lemay</text:p>
          </table:table-cell>
          <table:table-cell table:number-columns-repeated="5"/>
        </table:table-row>
        <table:table-row table:style-name="ro17">
          <table:table-cell office:value-type="string">
            <text:p>Product Leadership</text:p>
          </table:table-cell>
          <table:table-cell office:value-type="string">
            <text:p>Richard Banfield</text:p>
          </table:table-cell>
          <table:table-cell table:number-columns-repeated="5"/>
        </table:table-row>
        <table:table-row table:style-name="ro17">
          <table:table-cell office:value-type="string">
            <text:p>Designing Bots</text:p>
          </table:table-cell>
          <table:table-cell office:value-type="string">
            <text:p>Amir Shevat</text:p>
          </table:table-cell>
          <table:table-cell table:number-columns-repeated="5"/>
        </table:table-row>
        <table:table-row table:style-name="ro6">
          <table:table-cell office:value-type="string">
            <text:p>Designing with Data</text:p>
          </table:table-cell>
          <table:table-cell office:value-type="string">
            <text:p>Rochelle King</text:p>
          </table:table-cell>
          <table:table-cell table:number-columns-repeated="5"/>
        </table:table-row>
        <table:table-row table:style-name="ro6">
          <table:table-cell office:value-type="string">
            <text:p>Designing Voice User Interfaces</text:p>
          </table:table-cell>
          <table:table-cell office:value-type="string">
            <text:p>Cathy Pearl</text:p>
          </table:table-cell>
          <table:table-cell table:number-columns-repeated="5"/>
        </table:table-row>
        <table:table-row table:style-name="ro6" table:number-rows-repeated="1048164">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6"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11">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16">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25">
          <table:table-cell office:value-type="string">
            <text:p>Life of Pi</text:p>
          </table:table-cell>
          <table:table-cell office:value-type="string">
            <text:p>Yann Martel</text:p>
          </table:table-cell>
          <table:table-cell table:style-name="ce3" office:value-type="date" office:date-value="2018-02-27">
            <text:p>02/27/18</text:p>
          </table:table-cell>
          <table:table-cell table:style-name="ce3" office:value-type="date" office:date-value="2018-03-22">
            <text:p>03/22/18</text:p>
          </table:table-cell>
          <table:table-cell office:value-type="string">
            <text:p>A religious child survives a sinking ship with a tiger.</text:p>
          </table:table-cell>
          <table:table-cell office:value-type="string">
            <text:p>The interesting thing about this book is that I had some expectation of the weight of it since I had already seen the movie. The movie itself hit me so hard that I thought I was prepared for the impact of the book, but this book still took me by surprise. The movie is pretty close in terms of plot and content but there's no way to portray the thoughts and feelings described in the book. It of course makes you think about the nature of religion but it does it in a really beautiful way. The revelation also comes on so suddenly at the end of the story that the impact is that much harder. I can only imagine the impact the book would have, had I caught all of the many layers of symbolism. </text:p>
          </table:table-cell>
          <table:table-cell/>
        </table:table-row>
        <table:table-row table:style-name="ro16">
          <table:table-cell office:value-type="string">
            <text:p>Percy Jackson: The Lightning Thief</text:p>
          </table:table-cell>
          <table:table-cell office:value-type="string">
            <text:p>Rick Riordan</text:p>
          </table:table-cell>
          <table:table-cell table:style-name="ce3" office:value-type="date" office:date-value="2018-04-04">
            <text:p>04/04/18</text:p>
          </table:table-cell>
          <table:table-cell table:style-name="ce3" office:value-type="date" office:date-value="2018-04-18">
            <text:p>04/18/18</text:p>
          </table:table-cell>
          <table:table-cell office:value-type="string">
            <text:p>A demigod goes on a quest for the gods of Olympus. </text:p>
          </table:table-cell>
          <table:table-cell office:value-type="string">
            <text:p>This book had a very Artemis Fowl feel to it, which I appreciated. It read like a comic book. I didn't like it quite as much as Artemis Fowl but it was still entertaining. I feel like there were some plot holes, but overall it was a good story. I look forward to seeing the movie adaptation. </text:p>
          </table:table-cell>
          <table:table-cell/>
        </table:table-row>
        <table:table-row table:style-name="ro21">
          <table:table-cell office:value-type="string">
            <text:p>Star Wars X-Wing Rogue Squadron</text:p>
          </table:table-cell>
          <table:table-cell office:value-type="string">
            <text:p>X-Wing Series</text:p>
          </table:table-cell>
          <table:table-cell table:style-name="ce3" office:value-type="date" office:date-value="2018-04-18">
            <text:p>04/18/18</text:p>
          </table:table-cell>
          <table:table-cell table:style-name="ce3" office:value-type="date" office:date-value="2018-04-29">
            <text:p>04/29/18</text:p>
          </table:table-cell>
          <table:table-cell office:value-type="string">
            <text:p>Follows the events of Return of the Jedi. Rogue Squadron led by Wedge Antilles deals with the remnants of the galactic empire. </text:p>
          </table:table-cell>
          <table:table-cell office:value-type="string">
            <text:p>I think this book definitely lived up to the hype. I'm just disappointed that this story is not considered canon anymore. It was more of a military story than anything. The writing style was sometimes hard to follow. It was long periods of conversation peppered by intense action sequences. It definitely carried the Star Wars spirit, and I'm very excited to continue the series. </text:p>
          </table:table-cell>
          <table:table-cell/>
        </table:table-row>
        <table:table-row table:style-name="ro14">
          <table:table-cell office:value-type="string">
            <text:p>The Giver</text:p>
          </table:table-cell>
          <table:table-cell office:value-type="string">
            <text:p>Lois Lowry</text:p>
          </table:table-cell>
          <table:table-cell table:style-name="ce3" office:value-type="date" office:date-value="2018-04-29">
            <text:p>04/29/18</text:p>
          </table:table-cell>
          <table:table-cell table:style-name="ce3" office:value-type="date" office:date-value="2018-04-30">
            <text:p>04/30/18</text:p>
          </table:table-cell>
          <table:table-cell office:value-type="string">
            <text:p>A dystopian society in which a community has relinquished all memory and feeling to achieve “sameness”. However it is up to a single boy to keep all of the feelings and memories for the community. </text:p>
          </table:table-cell>
          <table:table-cell office:value-type="string">
            <text:p>An incredibly unexpected amazing book. The kind of story that truly gives you a different perspective on life. It also does so in such a respectable, simple way. Definitely in one of my top five favorite books. </text:p>
          </table:table-cell>
          <table:table-cell/>
        </table:table-row>
        <table:table-row table:style-name="ro26">
          <table:table-cell office:value-type="string">
            <text:p>Spider Man: Drowned in Thunder</text:p>
          </table:table-cell>
          <table:table-cell office:value-type="string">
            <text:p>Christopher L Bennett</text:p>
          </table:table-cell>
          <table:table-cell table:style-name="ce3" office:value-type="date" office:date-value="2019-01-13">
            <text:p>01/13/19</text:p>
          </table:table-cell>
          <table:table-cell table:style-name="ce3" office:value-type="date" office:date-value="2019-02-21">
            <text:p>02/21/19</text:p>
          </table:table-cell>
          <table:table-cell office:value-type="string">
            <text:p>Spider Man faces off against J Jonah Jameson and and Electro. </text:p>
          </table:table-cell>
          <table:table-cell office:value-type="string">
            <text:p>My first experience with a “comic book” novel and it was surprisingly very good. I loved the extra amount of commentary I was able to get from this format. There were some pretty heavy messages from this book, which isn't a surprise from a Spider Man story. Spider Man's morals and flaws make him a great super hero. This book definitely helped solidify him as my favorite Marvel hero.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table-cell office:value-type="string">
            <text:p>Sherlock Holmes: The Unauthorized Biography</text:p>
          </table:table-cell>
          <table:table-cell office:value-type="string">
            <text:p>Nick Rennison</text:p>
          </table:table-cell>
          <table:table-cell table:number-columns-repeated="5"/>
        </table:table-row>
        <table:table-row table:style-name="ro6">
          <table:table-cell office:value-type="string">
            <text:p>The School of Night</text:p>
          </table:table-cell>
          <table:table-cell office:value-type="string">
            <text:p>Louis Bayard</text:p>
          </table:table-cell>
          <table:table-cell table:number-columns-repeated="5"/>
        </table:table-row>
        <table:table-row table:style-name="ro6">
          <table:table-cell office:value-type="string">
            <text:p>The Persian Boy</text:p>
          </table:table-cell>
          <table:table-cell office:value-type="string">
            <text:p>Mary Renault</text:p>
          </table:table-cell>
          <table:table-cell table:number-columns-repeated="5"/>
        </table:table-row>
        <table:table-row table:style-name="ro6">
          <table:table-cell office:value-type="string">
            <text:p>Abraham Lincoln Vampire Hunter</text:p>
          </table:table-cell>
          <table:table-cell office:value-type="string">
            <text:p>Seth Grahame-Smith</text:p>
          </table:table-cell>
          <table:table-cell table:number-columns-repeated="5"/>
        </table:table-row>
        <table:table-row table:style-name="ro6">
          <table:table-cell office:value-type="string">
            <text:p>Salt to the Sea</text:p>
          </table:table-cell>
          <table:table-cell office:value-type="string">
            <text:p>Ruta Sepetys</text:p>
          </table:table-cell>
          <table:table-cell table:number-columns-repeated="5"/>
        </table:table-row>
        <table:table-row table:style-name="ro6">
          <table:table-cell office:value-type="string">
            <text:p>The World of Pooh</text:p>
          </table:table-cell>
          <table:table-cell office:value-type="string">
            <text:p>A. A. Milne</text:p>
          </table:table-cell>
          <table:table-cell table:number-columns-repeated="5"/>
        </table:table-row>
        <table:table-row table:style-name="ro6">
          <table:table-cell office:value-type="string">
            <text:p>The Taster</text:p>
          </table:table-cell>
          <table:table-cell office:value-type="string">
            <text:p>V.S. Alexander</text:p>
          </table:table-cell>
          <table:table-cell table:number-columns-repeated="5"/>
        </table:table-row>
        <table:table-row table:style-name="ro6">
          <table:table-cell office:value-type="string">
            <text:p>The New Father: A Dad's Guide to the First Year</text:p>
          </table:table-cell>
          <table:table-cell office:value-type="string">
            <text:p>Armin A. Brott</text:p>
          </table:table-cell>
          <table:table-cell table:number-columns-repeated="5"/>
        </table:table-row>
        <table:table-row table:style-name="ro6">
          <table:table-cell office:value-type="string">
            <text:p>Norse Mythology</text:p>
          </table:table-cell>
          <table:table-cell office:value-type="string">
            <text:p>Neil Gaiman</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One More Thing</text:p>
          </table:table-cell>
          <table:table-cell office:value-type="string">
            <text:p>B.J. Novak</text:p>
          </table:table-cell>
          <table:table-cell table:number-columns-repeated="5"/>
        </table:table-row>
        <table:table-row table:style-name="ro6">
          <table:table-cell office:value-type="string">
            <text:p>A Long Way Down</text:p>
          </table:table-cell>
          <table:table-cell office:value-type="string">
            <text:p>Nick Hornby</text:p>
          </table:table-cell>
          <table:table-cell table:number-columns-repeated="5"/>
        </table:table-row>
        <table:table-row table:style-name="ro6">
          <table:table-cell office:value-type="string">
            <text:p>Lost Stars</text:p>
          </table:table-cell>
          <table:table-cell office:value-type="string">
            <text:p>Claudia Gray</text:p>
          </table:table-cell>
          <table:table-cell table:number-columns-repeated="2"/>
          <table:table-cell table:style-name="Default" table:number-columns-repeated="2"/>
          <table:table-cell/>
        </table:table-row>
        <table:table-row table:style-name="ro6">
          <table:table-cell office:value-type="string">
            <text:p>Phasma</text:p>
          </table:table-cell>
          <table:table-cell office:value-type="string">
            <text:p>Delilah S Oawson</text:p>
          </table:table-cell>
          <table:table-cell table:number-columns-repeated="5"/>
        </table:table-row>
        <table:table-row table:style-name="ro6">
          <table:table-cell office:value-type="string">
            <text:p>American Country Furniture</text:p>
          </table:table-cell>
          <table:table-cell office:value-type="string">
            <text:p>David T. Smith</text:p>
          </table:table-cell>
          <table:table-cell table:number-columns-repeated="5"/>
        </table:table-row>
        <table:table-row table:style-name="ro6" table:number-rows-repeated="1048028">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13" table:default-cell-style-name="Default"/>
        <table:table-column table:style-name="co3" table:default-cell-style-name="Default"/>
        <table:table-column table:style-name="co1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1">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1">
          <table:table-cell office:value-type="string">
            <text:p>Motors for Makers</text:p>
          </table:table-cell>
          <table:table-cell office:value-type="string">
            <text:p>Matthew Scarpino</text:p>
          </table:table-cell>
          <table:table-cell table:number-columns-repeated="4"/>
        </table:table-row>
        <table:table-row table:style-name="ro1">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17">
          <table:table-cell office:value-type="string">
            <text:p>50 Things to Draw</text:p>
          </table:table-cell>
          <table:table-cell office:value-type="string">
            <text:p>Ed Tadem</text:p>
          </table:table-cell>
          <table:table-cell table:number-columns-repeated="4"/>
        </table:table-row>
        <table:table-row table:style-name="ro6">
          <table:table-cell office:value-type="string">
            <text:p>The New Drawing on the Right Side of the Brain</text:p>
          </table:table-cell>
          <table:table-cell office:value-type="string">
            <text:p>Betty Edwards</text:p>
          </table:table-cell>
          <table:table-cell table:number-columns-repeated="4"/>
        </table:table-row>
        <table:table-row table:style-name="ro17">
          <table:table-cell office:value-type="string">
            <text:p>Good Clean Fun</text:p>
          </table:table-cell>
          <table:table-cell office:value-type="string">
            <text:p>Nick Offerman</text:p>
          </table:table-cell>
          <table:table-cell table:number-columns-repeated="4"/>
        </table:table-row>
        <table:table-row table:style-name="ro17">
          <table:table-cell office:value-type="string">
            <text:p>How to Carve Wood</text:p>
          </table:table-cell>
          <table:table-cell office:value-type="string">
            <text:p>Richard Butz</text:p>
          </table:table-cell>
          <table:table-cell table:number-columns-repeated="4"/>
        </table:table-row>
        <table:table-row table:style-name="ro6">
          <table:table-cell office:value-type="string">
            <text:p>The Big Book of Weekend Woodworking</text:p>
          </table:table-cell>
          <table:table-cell office:value-type="string">
            <text:p>Nelson</text:p>
          </table:table-cell>
          <table:table-cell table:number-columns-repeated="4"/>
        </table:table-row>
        <table:table-row table:style-name="ro17">
          <table:table-cell office:value-type="string">
            <text:p>Handbuilt Home</text:p>
          </table:table-cell>
          <table:table-cell office:value-type="string">
            <text:p>Ana White</text:p>
          </table:table-cell>
          <table:table-cell table:number-columns-repeated="4"/>
        </table:table-row>
        <table:table-row table:style-name="ro17">
          <table:table-cell office:value-type="string">
            <text:p>Built it With Dad</text:p>
          </table:table-cell>
          <table:table-cell office:value-type="string">
            <text:p>Hamler</text:p>
          </table:table-cell>
          <table:table-cell table:number-columns-repeated="4"/>
        </table:table-row>
        <table:table-row table:style-name="ro17">
          <table:table-cell office:value-type="string">
            <text:p>Woodcarving Techniques</text:p>
          </table:table-cell>
          <table:table-cell office:value-type="string">
            <text:p>Antony Denning</text:p>
          </table:table-cell>
          <table:table-cell table:number-columns-repeated="4"/>
        </table:table-row>
        <table:table-row table:style-name="ro17" table:number-rows-repeated="1048559">
          <table:table-cell table:number-columns-repeated="6"/>
        </table:table-row>
        <table:table-row table:style-name="ro17">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2">02/22/2019</text:date>, <text:time>11:3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9-02-22T11:31:03.94</dc:date>
    <dc:creator>f f</dc:creator>
    <meta:editing-duration>P2DT1H41S</meta:editing-duration>
    <meta:editing-cycles>305</meta:editing-cycles>
    <meta:generator>OpenOffice/4.1.6$Win32 OpenOffice.org_project/416m1$Build-9790</meta:generator>
    <meta:document-statistic meta:table-count="4" meta:cell-count="2468" meta:object-count="0"/>
  </office:meta>
</office:document-meta>
</file>